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6ca7" officeooo:paragraph-rsid="00176ca7"/>
    </style:style>
    <style:style style:name="T1" style:family="text">
      <style:text-properties officeooo:rsid="0018df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Sinhronize radi sa objektima znaci wraperska klase se ora pozivati</text:p>
      <text:p text:style-name="P1">-volatile <text:s/>pusta javi da java sama sinhronizuje ne slozene promenjive</text:p>
      <text:p text:style-name="P1">-<text:span text:style-name="T1">demonska nit se za servere koristi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8:12:05.690251492</meta:creation-date>
    <dc:date>2017-04-11T20:57:02.592846814</dc:date>
    <meta:editing-duration>PT14M36S</meta:editing-duration>
    <meta:editing-cycles>1</meta:editing-cycles>
    <meta:document-statistic meta:table-count="0" meta:image-count="0" meta:object-count="0" meta:page-count="1" meta:paragraph-count="3" meta:word-count="26" meta:character-count="172" meta:non-whitespace-character-count="147"/>
    <meta:generator>LibreOffice/5.1.6.2$Linux_X86_64 LibreOffice_project/10m0$Build-2</meta:generator>
  </office:meta>
</office:document-meta>
</file>